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5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14"/>
    <style:style style:name="ce32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2"/>
          <table:table-cell table:number-columns-repeated="2"/>
          <table:table-cell table:style-name="ce5" table:number-columns-repeated="7"/>
          <table:table-cell/>
        </table:table-row>
        <table:table-row table:style-name="ro1">
          <table:table-cell table:style-name="ce2"/>
          <table:table-cell/>
          <table:table-cell table:style-name="ce4" table:number-columns-repeated="8"/>
          <table:table-cell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14"/>
          <table:covered-table-cell table:number-columns-repeated="4" table:style-name="ce21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angular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5" office:value-type="string" calcext:value-type="string">
            <text:p>Forward Euler</text:p>
          </table:table-cell>
          <table:table-cell table:style-name="ce5" office:value-type="string" calcext:value-type="string">
            <text:p>Adams Bashfort</text:p>
          </table:table-cell>
          <table:table-cell table:style-name="ce5" office:value-type="string" calcext:value-type="string">
            <text:p>LSRK4</text:p>
          </table:table-cell>
          <table:table-cell table:style-name="ce5" office:value-type="string" calcext:value-type="string">
            <text:p>Backward Euler</text:p>
          </table:table-cell>
          <table:table-cell table:style-name="ce5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3.51311139E+141" calcext:value-type="float">
            <text:p>3.51311E+141</text:p>
          </table:table-cell>
          <table:table-cell table:style-name="ce24" office:value-type="float" office:value="6.41592948E+159" calcext:value-type="float">
            <text:p>6.41593E+159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24" office:value-type="float" office:value="0.0333637103" calcext:value-type="float">
            <text:p>3.33637E-02</text:p>
          </table:table-cell>
          <table:table-cell table:style-name="ce24" office:value-type="float" office:value="0.0333676926" calcext:value-type="float">
            <text:p>3.33677E-02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office:value-type="float" office:value="1.1266123E+281" calcext:value-type="float">
            <text:p>1.12661E+281</text:p>
          </table:table-cell>
          <table:table-cell table:style-name="ce25" office:value-type="string" calcext:value-type="string">
            <text:p>inf</text:p>
          </table:table-cell>
          <table:table-cell table:style-name="ce33" office:value-type="float" office:value="0" calcext:value-type="float">
            <text:p>0.0000E+00</text:p>
          </table:table-cell>
          <table:table-cell table:style-name="ce25" office:value-type="float" office:value="0.000143491768" calcext:value-type="float">
            <text:p>1.43492E-04</text:p>
          </table:table-cell>
          <table:table-cell table:style-name="ce25" office:value-type="float" office:value="0.000143615157" calcext:value-type="float">
            <text:p>1.43615E-04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1" calcext:value-type="float">
            <text:p>0.01</text:p>
          </table:table-cell>
        </table:table-row>
        <table:table-row table:style-name="ro2">
          <table:table-cell table:number-columns-repeated="2"/>
          <table:table-cell table:style-name="ce11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angular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9.78381881E+291" calcext:value-type="float">
            <text:p>9.78382E+291</text:p>
          </table:table-cell>
          <table:table-cell table:style-name="ce24" office:value-type="float" office:value="0" calcext:value-type="float">
            <text:p>0.00000E+00</text:p>
          </table:table-cell>
          <table:table-cell table:style-name="ce24" office:value-type="float" office:value="0.0333641873" calcext:value-type="float">
            <text:p>3.33642E-02</text:p>
          </table:table-cell>
          <table:table-cell table:style-name="ce24" office:value-type="float" office:value="0.0333641534" calcext:value-type="float">
            <text:p>3.33642E-02</text:p>
          </table:table-cell>
          <table:table-cell table:style-name="ce24" office:value-type="float" office:value="0.0333677126" calcext:value-type="float">
            <text:p>3.33677E-02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office:value-type="string" calcext:value-type="string">
            <text:p>infinity</text:p>
          </table:table-cell>
          <table:table-cell table:style-name="ce25" office:value-type="string" calcext:value-type="string">
            <text:p>NaN</text:p>
          </table:table-cell>
          <table:table-cell table:style-name="ce25" office:value-type="float" office:value="0.000143506748" calcext:value-type="float">
            <text:p>1.43507E-04</text:p>
          </table:table-cell>
          <table:table-cell table:style-name="ce25" office:value-type="float" office:value="0.000143505274" calcext:value-type="float">
            <text:p>1.43505E-04</text:p>
          </table:table-cell>
          <table:table-cell table:style-name="ce25" office:value-type="float" office:value="0.00014361537" calcext:value-type="float">
            <text:p>1.43615E-04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27" office:value-type="string" calcext:value-type="string">
            <text:p>s</text:p>
          </table:table-cell>
          <table:table-cell table:style-name="ce27"/>
          <table:table-cell table:style-name="ce35"/>
          <table:table-cell table:style-name="ce27"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angular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8" office:value-type="float" office:value="0.0333641919" calcext:value-type="float">
            <text:p>3.336419E-02</text:p>
          </table:table-cell>
          <table:table-cell table:style-name="ce28" office:value-type="float" office:value="0.0333641872" calcext:value-type="float">
            <text:p>3.336419E-02</text:p>
          </table:table-cell>
          <table:table-cell table:style-name="ce24" office:value-type="float" office:value="0.0333641873" calcext:value-type="float">
            <text:p>3.33642E-02</text:p>
          </table:table-cell>
          <table:table-cell table:style-name="ce24" office:value-type="float" office:value="0.0333641918" calcext:value-type="float">
            <text:p>3.33642E-02</text:p>
          </table:table-cell>
          <table:table-cell table:style-name="ce24" office:value-type="float" office:value="0.0333677102" calcext:value-type="float">
            <text:p>3.33677E-02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9" office:value-type="float" office:value="0.000143506892" calcext:value-type="float">
            <text:p>1.435069E-04</text:p>
          </table:table-cell>
          <table:table-cell table:style-name="ce29" office:value-type="float" office:value="0.000143506747" calcext:value-type="float">
            <text:p>1.435067E-04</text:p>
          </table:table-cell>
          <table:table-cell table:style-name="ce25" office:value-type="float" office:value="0.000143506748" calcext:value-type="float">
            <text:p>1.43507E-04</text:p>
          </table:table-cell>
          <table:table-cell table:style-name="ce25" office:value-type="float" office:value="0.00014350658" calcext:value-type="float">
            <text:p>1.43507E-04</text:p>
          </table:table-cell>
          <table:table-cell table:style-name="ce25" office:value-type="float" office:value="0.000143615404" calcext:value-type="float">
            <text:p>1.43615E-04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01" calcext:value-type="float">
            <text:p>0.0001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30" table:number-columns-repeated="2"/>
          <table:table-cell table:style-name="ce34"/>
          <table:table-cell table:style-name="ce30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angular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27" table:number-columns-repeated="2"/>
          <table:table-cell table:style-name="ce35"/>
          <table:table-cell table:style-name="ce27" table:number-columns-repeated="2"/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24"/>
          <table:table-cell table:style-name="ce24" office:value-type="string" calcext:value-type="string">
            <text:p>S</text:p>
          </table:table-cell>
          <table:table-cell table:style-name="ce32"/>
          <table:table-cell table:style-name="ce24" table:number-columns-repeated="2"/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25" table:number-columns-repeated="2"/>
          <table:table-cell table:style-name="ce33"/>
          <table:table-cell table:style-name="ce25" table:number-columns-repeated="2"/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001" calcext:value-type="float">
            <text:p>0.00001</text:p>
          </table:table-cell>
        </table:table-row>
        <table:table-row table:style-name="ro1" table:number-rows-repeated="3">
          <table:table-cell table:number-columns-repeated="3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Quad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6.64392102E+157" calcext:value-type="float">
            <text:p>6.64392E+157</text:p>
          </table:table-cell>
          <table:table-cell table:style-name="ce24" office:value-type="float" office:value="5.9528547E+175" calcext:value-type="float">
            <text:p>5.95285E+175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24" office:value-type="float" office:value="2.6234137" calcext:value-type="float">
            <text:p>2.62341E+00</text:p>
          </table:table-cell>
          <table:table-cell table:style-name="ce24" office:value-type="float" office:value="2.87621388" calcext:value-type="float">
            <text:p>2.87621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number-columns-repeated="2" table:style-name="ce25" office:value-type="string" calcext:value-type="string">
            <text:p>inf</text:p>
          </table:table-cell>
          <table:table-cell table:style-name="ce33" office:value-type="string" calcext:value-type="string">
            <text:p>NaN</text:p>
          </table:table-cell>
          <table:table-cell table:style-name="ce25" office:value-type="float" office:value="2.21534556" calcext:value-type="float">
            <text:p>2.21535E+00</text:p>
          </table:table-cell>
          <table:table-cell table:style-name="ce25" office:value-type="float" office:value="2.87396432" calcext:value-type="float">
            <text:p>2.87396E+00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11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Quad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number-columns-repeated="2" table:style-name="ce24" office:value-type="float" office:value="0" calcext:value-type="float">
            <text:p>0.00000E+00</text:p>
          </table:table-cell>
          <table:table-cell table:style-name="ce32" office:value-type="float" office:value="9.74578194E+113" calcext:value-type="float">
            <text:p>9.7458E+113</text:p>
          </table:table-cell>
          <table:table-cell table:style-name="ce24" office:value-type="float" office:value="2.62769132" calcext:value-type="float">
            <text:p>2.62769E+00</text:p>
          </table:table-cell>
          <table:table-cell table:style-name="ce24" office:value-type="float" office:value="2.87864759" calcext:value-type="float">
            <text:p>2.87865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number-columns-repeated="2" table:style-name="ce25" office:value-type="string" calcext:value-type="string">
            <text:p>NaN</text:p>
          </table:table-cell>
          <table:table-cell table:style-name="ce33" office:value-type="float" office:value="9.51172759E+227" calcext:value-type="float">
            <text:p>9.5117E+227</text:p>
          </table:table-cell>
          <table:table-cell table:style-name="ce25" office:value-type="float" office:value="2.22474413" calcext:value-type="float">
            <text:p>2.22474E+00</text:p>
          </table:table-cell>
          <table:table-cell table:style-name="ce25" office:value-type="float" office:value="2.88096888" calcext:value-type="float">
            <text:p>2.88097E+00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11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Quad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2.6282121" calcext:value-type="float">
            <text:p>2.62821E+00</text:p>
          </table:table-cell>
          <table:table-cell table:style-name="ce24" office:value-type="float" office:value="2.62816477" calcext:value-type="float">
            <text:p>2.62816E+00</text:p>
          </table:table-cell>
          <table:table-cell table:style-name="ce24" office:value-type="float" office:value="2.62816478" calcext:value-type="float">
            <text:p>2.62816E+00</text:p>
          </table:table-cell>
          <table:table-cell table:style-name="ce24" office:value-type="float" office:value="2.62811716" calcext:value-type="float">
            <text:p>2.62812E+00</text:p>
          </table:table-cell>
          <table:table-cell table:style-name="ce24" office:value-type="float" office:value="2.87888965" calcext:value-type="float">
            <text:p>2.87889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office:value-type="float" office:value="2.22589517" calcext:value-type="float">
            <text:p>2.22590E+00</text:p>
          </table:table-cell>
          <table:table-cell table:number-columns-repeated="2" table:style-name="ce25" office:value-type="float" office:value="2.22579051" calcext:value-type="float">
            <text:p>2.22579E+00</text:p>
          </table:table-cell>
          <table:table-cell table:style-name="ce25" office:value-type="float" office:value="2.22568527" calcext:value-type="float">
            <text:p>2.22569E+00</text:p>
          </table:table-cell>
          <table:table-cell table:style-name="ce25" office:value-type="float" office:value="2.88166572" calcext:value-type="float">
            <text:p>2.88167E+00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01" calcext:value-type="float">
            <text:p>0.0001</text:p>
          </table:table-cell>
        </table:table-row>
        <table:table-row table:style-name="ro1" table:number-rows-repeated="3"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number-columns-repeated="3"/>
        </table:table-row>
        <table:table-row table:style-name="ro2">
          <table:table-cell table:style-name="ce1"/>
          <table:table-cell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 yeni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3.48995601E+209" calcext:value-type="float">
            <text:p>3.48996E+209</text:p>
          </table:table-cell>
          <table:table-cell table:style-name="ce24" office:value-type="float" office:value="1.38944814E+227" calcext:value-type="float">
            <text:p>1.38945E+227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24" office:value-type="float" office:value="2.62831899" calcext:value-type="float">
            <text:p>2.62832E+00</text:p>
          </table:table-cell>
          <table:table-cell table:style-name="ce24" office:value-type="float" office:value="2.88127202" calcext:value-type="float">
            <text:p>2.88127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number-columns-repeated="2" table:style-name="ce25" office:value-type="string" calcext:value-type="string">
            <text:p>inf</text:p>
          </table:table-cell>
          <table:table-cell table:style-name="ce33" office:value-type="string" calcext:value-type="string">
            <text:p>NaN</text:p>
          </table:table-cell>
          <table:table-cell table:style-name="ce25" office:value-type="float" office:value="2.22244032" calcext:value-type="float">
            <text:p>2.22244E+00</text:p>
          </table:table-cell>
          <table:table-cell table:style-name="ce25" office:value-type="float" office:value="2.88121697" calcext:value-type="float">
            <text:p>2.88122E+00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11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 yeni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table:number-columns-repeated="2"/>
          <table:table-cell table:style-name="ce32"/>
          <table:table-cell table:style-name="ce24" office:value-type="float" office:value="2.63259282" calcext:value-type="float">
            <text:p>2.63259E+00</text:p>
          </table:table-cell>
          <table:table-cell table:style-name="ce24" office:value-type="float" office:value="2.88370912" calcext:value-type="float">
            <text:p>2.88371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table:number-columns-repeated="2"/>
          <table:table-cell table:style-name="ce33"/>
          <table:table-cell table:style-name="ce25" office:value-type="float" office:value="2.2318235" calcext:value-type="float">
            <text:p>2.23182E+00</text:p>
          </table:table-cell>
          <table:table-cell table:style-name="ce25" office:value-type="float" office:value="2.88823027" calcext:value-type="float">
            <text:p>2.88823E+00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11" table:number-columns-spanned="6" table:number-rows-spanned="1"/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Cavity tri yeni</text:p>
          </table:table-cell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Infinity <text:s/>Norm of Error</text:p>
          </table:table-cell>
          <table:table-cell table:style-name="ce24" table:number-columns-repeated="5"/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table:number-columns-repeated="5"/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01" calcext:value-type="float">
            <text:p>0.0001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6" table:number-rows-spanned="1">
            <text:p>Methods and Results</text:p>
          </table:table-cell>
          <table:covered-table-cell table:style-name="ce26"/>
          <table:covered-table-cell table:style-name="ce30"/>
          <table:covered-table-cell table:style-name="ce34"/>
          <table:covered-table-cell table:number-columns-repeated="2" table:style-name="ce30"/>
          <table:table-cell table:style-name="ce4"/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MİXED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Parameters</text:p>
          </table:table-cell>
          <table:table-cell table:style-name="ce27" office:value-type="string" calcext:value-type="string">
            <text:p>Forward Euler</text:p>
          </table:table-cell>
          <table:table-cell table:style-name="ce27" office:value-type="string" calcext:value-type="string">
            <text:p>Adams Bashfort</text:p>
          </table:table-cell>
          <table:table-cell table:style-name="ce35" office:value-type="string" calcext:value-type="string">
            <text:p>LSRK4</text:p>
          </table:table-cell>
          <table:table-cell table:style-name="ce27" office:value-type="string" calcext:value-type="string">
            <text:p>Backward Euler</text:p>
          </table:table-cell>
          <table:table-cell table:style-name="ce27" office:value-type="string" calcext:value-type="string">
            <text:p>BDF</text:p>
          </table:table-cell>
          <table:table-cell table:style-name="ce4"/>
          <table:table-cell table:style-name="ce4" office:value-type="string" calcext:value-type="string">
            <text:p>Tstar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finity <text:s/>Norm of Error</text:p>
          </table:table-cell>
          <table:table-cell table:style-name="ce24" office:value-type="float" office:value="6.74515204" calcext:value-type="float">
            <text:p>6.74515E+00</text:p>
          </table:table-cell>
          <table:table-cell table:style-name="ce24" office:value-type="float" office:value="6.745" calcext:value-type="float">
            <text:p>6.74500E+00</text:p>
          </table:table-cell>
          <table:table-cell table:style-name="ce24" office:value-type="float" office:value="6.74500001" calcext:value-type="float">
            <text:p>6.74500E+00</text:p>
          </table:table-cell>
          <table:table-cell table:style-name="ce24" office:value-type="float" office:value="6.74484798" calcext:value-type="float">
            <text:p>6.74485E+00</text:p>
          </table:table-cell>
          <table:table-cell table:style-name="ce24" office:value-type="float" office:value="8.56376713" calcext:value-type="float">
            <text:p>8.56377E+00</text:p>
          </table:table-cell>
          <table:table-cell table:style-name="ce4"/>
          <table:table-cell table:style-name="ce4" office:value-type="string" calcext:value-type="string">
            <text:p>Tend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2 Norm of Error</text:p>
          </table:table-cell>
          <table:table-cell table:style-name="ce25" office:value-type="float" office:value="2799.75785" calcext:value-type="float">
            <text:p>2.79976E+03</text:p>
          </table:table-cell>
          <table:table-cell table:number-columns-repeated="2" table:style-name="ce25" office:value-type="float" office:value="2799.6334" calcext:value-type="float">
            <text:p>2.79963E+03</text:p>
          </table:table-cell>
          <table:table-cell table:style-name="ce25" office:value-type="float" office:value="2799.50896" calcext:value-type="float">
            <text:p>2.79951E+03</text:p>
          </table:table-cell>
          <table:table-cell table:style-name="ce25" office:value-type="float" office:value="4315.602" calcext:value-type="float">
            <text:p>4.31560E+03</text:p>
          </table:table-cell>
          <table:table-cell table:style-name="ce4"/>
          <table:table-cell table:style-name="ce4" office:value-type="string" calcext:value-type="string">
            <text:p>dt</text:p>
          </table:table-cell>
          <table:table-cell table:style-name="ce4" office:value-type="float" office:value="0.0001" calcext:value-type="float">
            <text:p>0.0001</text:p>
          </table:table-cell>
        </table:table-row>
        <table:table-row table:style-name="ro1" table:number-rows-repeated="29"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4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8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4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12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8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11"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4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1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10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32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23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2"/>
          <table:table-cell table:style-name="ce4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5"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16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4"/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31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45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 table:number-rows-repeated="4"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122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59">
          <table:table-cell table:number-columns-repeated="11"/>
        </table:table-row>
        <table:table-row table:style-name="ro1" table:number-rows-repeated="8">
          <table:table-cell table:style-name="ce1"/>
          <table:table-cell table:number-columns-repeated="10"/>
        </table:table-row>
        <table:table-row table:style-name="ro1" table:number-rows-repeated="37">
          <table:table-cell table:number-columns-repeated="11"/>
        </table:table-row>
        <table:table-row table:style-name="ro1" table:number-rows-repeated="3"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6:51:05.902309596</meta:creation-date>
    <meta:editing-duration>PT2H17M24S</meta:editing-duration>
    <meta:editing-cycles>9</meta:editing-cycles>
    <meta:generator>LibreOffice/7.3.7.2$Linux_X86_64 LibreOffice_project/30$Build-2</meta:generator>
    <dc:date>2023-12-17T00:02:30.891809999</dc:date>
    <meta:document-statistic meta:table-count="1" meta:cell-count="265" meta:object-count="0"/>
  </office:meta>
</office:document-meta>
</file>